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6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078349"/>
    </style:style>
    <style:style style:name="T2" style:family="text">
      <style:text-properties fo:color="#3d7b7b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bbbbbb" loext:opacity="100%"/>
    </style:style>
    <style:style style:name="T5" style:family="text">
      <style:text-properties fo:color="#ba2121" loext:opacity="100%"/>
    </style:style>
    <style:style style:name="T6" style:family="text">
      <style:text-properties fo:color="#008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008000" loext:opacity="100%" fo:font-weight="bold"/>
    </style:style>
    <style:style style:name="T9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(<text:span text:style-name="T1">b</text:span>)</text:p>
      <text:h text:style-name="P2" text:outline-level="1">Question</text:h>
      <text:p text:style-name="P3">Find whether mixed partial derivative of second order are same or not.</text:p>
      <text:p text:style-name="P3"><draw:frame draw:style-name="fr1" draw:name="Object1" text:anchor-type="as-char" svg:y="-0.1528in" svg:width="1.5555in" svg:height="0.2016in" draw:z-index="0"><draw:object xlink:href="./Object 1" xlink:type="simple" xlink:show="embed" xlink:actuate="onLoad"/><draw:image xlink:href="./ObjectReplacements/Object 1" xlink:type="simple" xlink:show="embed" xlink:actuate="onLoad"/></draw:frame><text:s/>at <draw:frame draw:style-name="fr1" draw:name="Object2" text:anchor-type="as-char" svg:y="-0.2654in" svg:width="0.611in" svg:height="0.4362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" text:outline-level="1">Code</text:h>
      <text:p text:style-name="P4"><text:span text:style-name="T2"><text:s/>1 <text:s/></text:span><text:span text:style-name="T3">syms</text:span><text:span text:style-name="T4"> </text:span><text:span text:style-name="T5">x</text:span><text:span text:style-name="T4"> </text:span><text:span text:style-name="T5">y</text:span><text:span text:style-name="T3">;</text:span></text:p>
      <text:p text:style-name="P4"><text:span text:style-name="T2"><text:s/>2 <text:s/></text:span><text:span text:style-name="T3">f1</text:span><text:span text:style-name="T4"> </text:span><text:span text:style-name="T3">=</text:span><text:span text:style-name="T4"> </text:span><text:span text:style-name="T6">sin</text:span><text:span text:style-name="T3">(x)</text:span><text:span text:style-name="T7">*</text:span><text:span text:style-name="T6">cos</text:span><text:span text:style-name="T3">(y);</text:span></text:p>
      <text:p text:style-name="P4"><text:span text:style-name="T2"><text:s/>3 <text:s/></text:span><text:span text:style-name="T3">p</text:span><text:span text:style-name="T4"> </text:span><text:span text:style-name="T3">=</text:span><text:span text:style-name="T4"> </text:span><text:span text:style-name="T6">diff</text:span><text:span text:style-name="T3">(f1,x);</text:span></text:p>
      <text:p text:style-name="P4"><text:span text:style-name="T2"><text:s/>4 <text:s/></text:span><text:span text:style-name="T3">q</text:span><text:span text:style-name="T4"> </text:span><text:span text:style-name="T3">=</text:span><text:span text:style-name="T4"> </text:span><text:span text:style-name="T6">diff</text:span><text:span text:style-name="T3">(f1,y);</text:span></text:p>
      <text:p text:style-name="P4"><text:span text:style-name="T2"><text:s/>5 <text:s/></text:span><text:span text:style-name="T3">p1</text:span><text:span text:style-name="T4"> </text:span><text:span text:style-name="T3">=</text:span><text:span text:style-name="T4"> </text:span><text:span text:style-name="T6">diff</text:span><text:span text:style-name="T3">(f1,x,x);</text:span></text:p>
      <text:p text:style-name="P4"><text:span text:style-name="T2"><text:s/>6 <text:s/></text:span><text:span text:style-name="T3">q1</text:span><text:span text:style-name="T4"> </text:span><text:span text:style-name="T3">=</text:span><text:span text:style-name="T4"> </text:span><text:span text:style-name="T6">diff</text:span><text:span text:style-name="T3">(f1,y,y);</text:span></text:p>
      <text:p text:style-name="P4"><text:span text:style-name="T2"><text:s/>7 <text:s/></text:span><text:span text:style-name="T3">p2</text:span><text:span text:style-name="T4"> </text:span><text:span text:style-name="T3">=</text:span><text:span text:style-name="T4"> </text:span><text:span text:style-name="T6">diff</text:span><text:span text:style-name="T3">(f1,y,x);</text:span></text:p>
      <text:p text:style-name="P4"><text:span text:style-name="T2"><text:s/>8 <text:s/></text:span><text:span text:style-name="T3">q2</text:span><text:span text:style-name="T4"> </text:span><text:span text:style-name="T3">=</text:span><text:span text:style-name="T4"> </text:span><text:span text:style-name="T6">diff</text:span><text:span text:style-name="T3">(f1,x,y);</text:span></text:p>
      <text:p text:style-name="P4"><text:span text:style-name="T2"><text:s/>9 <text:s/></text:span><text:span text:style-name="T3">p_subs</text:span><text:span text:style-name="T4"> </text:span><text:span text:style-name="T3">=</text:span><text:span text:style-name="T4"> </text:span><text:span text:style-name="T3">subs(p,{x,y},{</text:span><text:span text:style-name="T7">-</text:span><text:span text:style-name="T6">pi</text:span><text:span text:style-name="T7">/2</text:span><text:span text:style-name="T3">,</text:span><text:span text:style-name="T6">pi</text:span><text:span text:style-name="T7">/2</text:span><text:span text:style-name="T3">});</text:span></text:p>
      <text:p text:style-name="P4"><text:span text:style-name="T2">10 <text:s/></text:span><text:span text:style-name="T3">q_subs</text:span><text:span text:style-name="T4"> </text:span><text:span text:style-name="T3">=</text:span><text:span text:style-name="T4"> </text:span><text:span text:style-name="T3">subs(q,{x,y},{</text:span><text:span text:style-name="T7">-</text:span><text:span text:style-name="T6">pi</text:span><text:span text:style-name="T7">/2</text:span><text:span text:style-name="T3">,</text:span><text:span text:style-name="T6">pi</text:span><text:span text:style-name="T7">/2</text:span><text:span text:style-name="T3">});</text:span></text:p>
      <text:p text:style-name="P4"><text:span text:style-name="T2">11 <text:s/></text:span><text:span text:style-name="T3">p1_subs</text:span><text:span text:style-name="T4"> </text:span><text:span text:style-name="T3">=</text:span><text:span text:style-name="T4"> </text:span><text:span text:style-name="T3">subs(p1,{x,y},{</text:span><text:span text:style-name="T7">-</text:span><text:span text:style-name="T6">pi</text:span><text:span text:style-name="T7">/2</text:span><text:span text:style-name="T3">,</text:span><text:span text:style-name="T6">pi</text:span><text:span text:style-name="T7">/2</text:span><text:span text:style-name="T3">});</text:span></text:p>
      <text:p text:style-name="P4"><text:span text:style-name="T2">12 <text:s/></text:span><text:span text:style-name="T3">q1_subs</text:span><text:span text:style-name="T4"> </text:span><text:span text:style-name="T3">=</text:span><text:span text:style-name="T4"> </text:span><text:span text:style-name="T3">subs(q1,{x,y},{</text:span><text:span text:style-name="T7">-</text:span><text:span text:style-name="T6">pi</text:span><text:span text:style-name="T7">/2</text:span><text:span text:style-name="T3">,</text:span><text:span text:style-name="T6">pi</text:span><text:span text:style-name="T7">/2</text:span><text:span text:style-name="T3">});</text:span></text:p>
      <text:p text:style-name="P4"><text:span text:style-name="T2">13 <text:s/></text:span><text:span text:style-name="T3">p2_subs</text:span><text:span text:style-name="T4"> </text:span><text:span text:style-name="T3">=</text:span><text:span text:style-name="T4"> </text:span><text:span text:style-name="T3">subs(p2,{x,y},{</text:span><text:span text:style-name="T7">-</text:span><text:span text:style-name="T6">pi</text:span><text:span text:style-name="T7">/2</text:span><text:span text:style-name="T3">,</text:span><text:span text:style-name="T6">pi</text:span><text:span text:style-name="T7">/2</text:span><text:span text:style-name="T3">});</text:span></text:p>
      <text:p text:style-name="P4"><text:span text:style-name="T2">14 <text:s/></text:span><text:span text:style-name="T3">q2_subs</text:span><text:span text:style-name="T4"> </text:span><text:span text:style-name="T3">=</text:span><text:span text:style-name="T4"> </text:span><text:span text:style-name="T3">subs(q2,{x,y},{</text:span><text:span text:style-name="T7">-</text:span><text:span text:style-name="T6">pi</text:span><text:span text:style-name="T7">/2</text:span><text:span text:style-name="T3">,</text:span><text:span text:style-name="T6">pi</text:span><text:span text:style-name="T7">/2</text:span><text:span text:style-name="T3">});</text:span></text:p>
      <text:p text:style-name="P4"><text:span text:style-name="T2">15 <text:s/></text:span><text:span text:style-name="T8">if</text:span><text:span text:style-name="T3">(p2_subs</text:span><text:span text:style-name="T4"> </text:span><text:span text:style-name="T7">==</text:span><text:span text:style-name="T4"> </text:span><text:span text:style-name="T3">q2_subs)</text:span></text:p>
      <text:p text:style-name="P4"><text:span text:style-name="T2">16 <text:s/></text:span><text:span text:style-name="T4"><text:s text:c="4"/></text:span><text:span text:style-name="T6">disp</text:span><text:span text:style-name="T3">(</text:span><text:span text:style-name="T5">'Mixed partial derivative are same at <text:tab/><text:tab/><text:tab/><text:tab/><text:tab/>(-pi/2,pi/2)'</text:span><text:span text:style-name="T3">);</text:span></text:p>
      <text:p text:style-name="P5"><text:span text:style-name="T9">17 <text:s/></text:span>else</text:p>
      <text:p text:style-name="P4"><text:span text:style-name="T2">18 <text:s/></text:span><text:span text:style-name="T4"><text:s text:c="4"/></text:span><text:span text:style-name="T6">disp</text:span><text:span text:style-name="T3">(</text:span><text:span text:style-name="T5">'Mixed partial derivative are not same at <text:tab/><text:tab/><text:tab/><text:tab/>(-pi/2,pi/2)'</text:span><text:span text:style-name="T3">);</text:span></text:p>
      <text:p text:style-name="P5"><text:span text:style-name="T9">19 <text:s/></text:span>end</text:p>
      <text:h text:style-name="P6" text:outline-level="1">Output</text:h>
      <text:p text:style-name="P7">&gt;&gt; Assignment_1b</text:p>
      <text:p text:style-name="P7">Mixed partial derivative are same at (-pi/2,pi/2)</text:p>
      <text:p text:style-name="P7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>
      <style:paragraph-properties fo:text-align="center" style:justify-single-word="false"/>
      <style:text-properties style:font-name="Fira Sans" officeooo:rsid="000886a8" officeooo:paragraph-rsid="000886a8"/>
    </style:style>
    <style:style style:name="MT1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06.01.2025</text:span></text:p>
        <text:p text:style-name="MP1">Date of Submission: <text:span text:style-name="MT1">27.01.2025</text:span></text:p>
      </style:header>
      <style:footer>
        <text:p text:style-name="MP2">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1-26T13:36:21.860130588</dc:date>
    <meta:editing-duration>PT21M19S</meta:editing-duration>
    <meta:editing-cycles>5</meta:editing-cycles>
    <meta:generator>LibreOffice/24.8.4.2$Linux_X86_64 LibreOffice_project/480$Build-2</meta:generator>
    <meta:document-statistic meta:table-count="0" meta:image-count="0" meta:object-count="2" meta:page-count="1" meta:paragraph-count="31" meta:word-count="118" meta:character-count="832" meta:non-whitespace-character-count="69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sin</mi>
      </mrow>
      <mrow>
        <mo fence="true" form="prefix" stretchy="false">(</mo>
        <mrow>
          <mi>x</mi>
        </mrow>
        <mo fence="true" form="postfix" stretchy="false">)</mo>
      </mrow>
      <mi>cos</mi>
      <mrow>
        <mo fence="true" form="prefix" stretchy="false">(</mo>
        <mrow>
          <mi>y</mi>
        </mrow>
        <mo fence="true" form="postfix" stretchy="false">)</mo>
      </mrow>
    </mrow>
    <annotation encoding="StarMath 5.0">f(x,y) = sin(x) cos(y)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row>
          <mfrac>
            <mrow>
              <mo stretchy="false">−</mo>
              <mi>π</mi>
            </mrow>
            <mn>2</mn>
          </mfrac>
          <mi>,</mi>
          <mfrac>
            <mi>π</mi>
            <mn>2</mn>
          </mfrac>
        </mrow>
      </mrow>
      <mo fence="true" form="postfix" stretchy="true">)</mo>
    </mrow>
    <annotation encoding="StarMath 5.0">left ( {- %pi } over {2} , {%pi} over {2} right ) </annotation>
  </semantics>
</math>
</file>